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10">
            <text:p>HV-6210</text:p>
          </table:table-cell>
          <table:table-cell office:value-type="float" office:value="54.74">
            <text:p>54.74</text:p>
          </table:table-cell>
          <table:table-cell office:value-type="float" office:value="-3.45">
            <text:p>-3.45</text:p>
          </table:table-cell>
          <table:table-cell office:value-type="float" office:value="6495.0">
            <text:p>649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1">
            <text:p>-0.1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I-5069">
            <text:p>I-5069</text:p>
          </table:table-cell>
          <table:table-cell office:value-type="float" office:value="54.88">
            <text:p>54.88</text:p>
          </table:table-cell>
          <table:table-cell office:value-type="float" office:value="-3.63">
            <text:p>-3.63</text:p>
          </table:table-cell>
          <table:table-cell office:value-type="float" office:value="1850.0">
            <text:p>1850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1">
            <text:p>0.5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Jardine1982,Jardine1980,ShennanEtal2018">
            <text:p>Jardine1982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5228">
            <text:p>HV-5228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6870.0">
            <text:p>6870.0</text:p>
          </table:table-cell>
          <table:table-cell office:value-type="float" office:value="95.0">
            <text:p>9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4">
            <text:p>-0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8">
            <text:p>HV-6208</text:p>
          </table:table-cell>
          <table:table-cell office:value-type="float" office:value="54.93">
            <text:p>54.93</text:p>
          </table:table-cell>
          <table:table-cell office:value-type="float" office:value="-3.21">
            <text:p>-3.21</text:p>
          </table:table-cell>
          <table:table-cell office:value-type="float" office:value="6850.0">
            <text:p>68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9">
            <text:p>-0.29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7">
            <text:p>HV-6207</text:p>
          </table:table-cell>
          <table:table-cell office:value-type="float" office:value="54.93">
            <text:p>54.93</text:p>
          </table:table-cell>
          <table:table-cell office:value-type="float" office:value="-3.21">
            <text:p>-3.21</text:p>
          </table:table-cell>
          <table:table-cell office:value-type="float" office:value="5875.0">
            <text:p>5875.0</text:p>
          </table:table-cell>
          <table:table-cell office:value-type="float" office:value="220.0">
            <text:p>2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3">
            <text:p>0.4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713">
            <text:p>HV-4713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5385.0">
            <text:p>5385.0</text:p>
          </table:table-cell>
          <table:table-cell office:value-type="float" office:value="280.0">
            <text:p>28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87">
            <text:p>0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714">
            <text:p>HV-4714</text:p>
          </table:table-cell>
          <table:table-cell office:value-type="float" office:value="54.87">
            <text:p>54.87</text:p>
          </table:table-cell>
          <table:table-cell office:value-type="float" office:value="-3.19">
            <text:p>-3.19</text:p>
          </table:table-cell>
          <table:table-cell office:value-type="float" office:value="4725.0">
            <text:p>4725.0</text:p>
          </table:table-cell>
          <table:table-cell office:value-type="float" office:value="190.0">
            <text:p>1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68">
            <text:p>1.68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6209">
            <text:p>HV-6209</text:p>
          </table:table-cell>
          <table:table-cell office:value-type="float" office:value="54.74">
            <text:p>54.74</text:p>
          </table:table-cell>
          <table:table-cell office:value-type="float" office:value="-3.45">
            <text:p>-3.45</text:p>
          </table:table-cell>
          <table:table-cell office:value-type="float" office:value="6810.0">
            <text:p>6810.0</text:p>
          </table:table-cell>
          <table:table-cell office:value-type="float" office:value="130.0">
            <text:p>13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9">
            <text:p>-0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HV-4418">
            <text:p>HV-4418</text:p>
          </table:table-cell>
          <table:table-cell office:value-type="float" office:value="54.83">
            <text:p>54.83</text:p>
          </table:table-cell>
          <table:table-cell office:value-type="float" office:value="-3.37">
            <text:p>-3.37</text:p>
          </table:table-cell>
          <table:table-cell office:value-type="float" office:value="4845.0">
            <text:p>4845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6">
            <text:p>3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7">
            <text:p>UB-3897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7302.0">
            <text:p>7302.0</text:p>
          </table:table-cell>
          <table:table-cell office:value-type="float" office:value="68.0">
            <text:p>68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5">
            <text:p>1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3">
            <text:p>UB-3893</text:p>
          </table:table-cell>
          <table:table-cell office:value-type="float" office:value="54.91">
            <text:p>54.91</text:p>
          </table:table-cell>
          <table:table-cell office:value-type="float" office:value="-3.15">
            <text:p>-3.15</text:p>
          </table:table-cell>
          <table:table-cell office:value-type="float" office:value="2587.0">
            <text:p>2587.0</text:p>
          </table:table-cell>
          <table:table-cell office:value-type="float" office:value="56.0">
            <text:p>5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2">
            <text:p>2.3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9">
            <text:p>GU-4649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210.0">
            <text:p>72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1">
            <text:p>-0.4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0">
            <text:p>GU-4650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540.0">
            <text:p>75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1">
            <text:p>-0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1">
            <text:p>GU-4651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10010.0">
            <text:p>100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4">
            <text:p>-0.74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2">
            <text:p>GU-4652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090.0">
            <text:p>70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3">
            <text:p>0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3">
            <text:p>GU-4653</text:p>
          </table:table-cell>
          <table:table-cell office:value-type="float" office:value="55.04">
            <text:p>55.04</text:p>
          </table:table-cell>
          <table:table-cell office:value-type="float" office:value="-3.65">
            <text:p>-3.65</text:p>
          </table:table-cell>
          <table:table-cell office:value-type="float" office:value="7770.0">
            <text:p>77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4">
            <text:p>GU-4654</text:p>
          </table:table-cell>
          <table:table-cell office:value-type="float" office:value="55.04">
            <text:p>55.04</text:p>
          </table:table-cell>
          <table:table-cell office:value-type="float" office:value="-3.64">
            <text:p>-3.64</text:p>
          </table:table-cell>
          <table:table-cell office:value-type="float" office:value="7460.0">
            <text:p>7460.0</text:p>
          </table:table-cell>
          <table:table-cell office:value-type="float" office:value="100.0">
            <text:p>100.0</text:p>
          </table:table-cell>
          <table:table-cell office:value-type="string" office:value="sedge peat">
            <text:p>sedg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1">
            <text:p>1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6">
            <text:p>GU-4656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6790.0">
            <text:p>679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">
            <text:p>2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7">
            <text:p>GU-4657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7220.0">
            <text:p>72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15">
            <text:p>1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8">
            <text:p>GU-4658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7680.0">
            <text:p>768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6">
            <text:p>-1.26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64">
            <text:p>GU-64</text:p>
          </table:table-cell>
          <table:table-cell office:value-type="float" office:value="54.97">
            <text:p>54.97</text:p>
          </table:table-cell>
          <table:table-cell office:value-type="float" office:value="-3.3">
            <text:p>-3.3</text:p>
          </table:table-cell>
          <table:table-cell office:value-type="float" office:value="7254.0">
            <text:p>7254.0</text:p>
          </table:table-cell>
          <table:table-cell office:value-type="float" office:value="101.0">
            <text:p>10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7">
            <text:p>0.7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84193">
            <text:p>Beta-84193</text:p>
          </table:table-cell>
          <table:table-cell office:value-type="float" office:value="54.88">
            <text:p>54.88</text:p>
          </table:table-cell>
          <table:table-cell office:value-type="float" office:value="-3.63">
            <text:p>-3.63</text:p>
          </table:table-cell>
          <table:table-cell office:value-type="float" office:value="1760.0">
            <text:p>176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7">
            <text:p>-0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3,ShennanEtal2018">
            <text:p>SmithEtal2003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1">
            <text:p>UB-3891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7315.0">
            <text:p>7315.0</text:p>
          </table:table-cell>
          <table:table-cell office:value-type="float" office:value="79.0">
            <text:p>79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0.68">
            <text:p>0.68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2">
            <text:p>UB-3892</text:p>
          </table:table-cell>
          <table:table-cell office:value-type="float" office:value="54.91">
            <text:p>54.91</text:p>
          </table:table-cell>
          <table:table-cell office:value-type="float" office:value="-3.14">
            <text:p>-3.14</text:p>
          </table:table-cell>
          <table:table-cell office:value-type="float" office:value="7353.0">
            <text:p>7353.0</text:p>
          </table:table-cell>
          <table:table-cell office:value-type="float" office:value="53.0">
            <text:p>53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4">
            <text:p>UB-3894</text:p>
          </table:table-cell>
          <table:table-cell office:value-type="float" office:value="54.91">
            <text:p>54.91</text:p>
          </table:table-cell>
          <table:table-cell office:value-type="float" office:value="-3.14">
            <text:p>-3.14</text:p>
          </table:table-cell>
          <table:table-cell office:value-type="float" office:value="7806.0">
            <text:p>7806.0</text:p>
          </table:table-cell>
          <table:table-cell office:value-type="float" office:value="81.0">
            <text:p>8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07">
            <text:p>-1.07</text:p>
          </table:table-cell>
          <table:table-cell office:value-type="float" office:value="1.26">
            <text:p>1.26</text:p>
          </table:table-cell>
          <table:table-cell office:value-type="float" office:value="1.26">
            <text:p>1.26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5">
            <text:p>UB-3895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7033.0">
            <text:p>7033.0</text:p>
          </table:table-cell>
          <table:table-cell office:value-type="float" office:value="57.0">
            <text:p>57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7">
            <text:p>2.0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899">
            <text:p>UB-3899</text:p>
          </table:table-cell>
          <table:table-cell office:value-type="float" office:value="54.98">
            <text:p>54.98</text:p>
          </table:table-cell>
          <table:table-cell office:value-type="float" office:value="-3.37">
            <text:p>-3.37</text:p>
          </table:table-cell>
          <table:table-cell office:value-type="float" office:value="6087.0">
            <text:p>6087.0</text:p>
          </table:table-cell>
          <table:table-cell office:value-type="float" office:value="186.0">
            <text:p>186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4">
            <text:p>3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902">
            <text:p>UB-3902</text:p>
          </table:table-cell>
          <table:table-cell office:value-type="float" office:value="54.98">
            <text:p>54.98</text:p>
          </table:table-cell>
          <table:table-cell office:value-type="float" office:value="-3.09">
            <text:p>-3.09</text:p>
          </table:table-cell>
          <table:table-cell office:value-type="float" office:value="7794.0">
            <text:p>7794.0</text:p>
          </table:table-cell>
          <table:table-cell office:value-type="float" office:value="61.0">
            <text:p>61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9">
            <text:p>-2.8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3903">
            <text:p>UB-3903</text:p>
          </table:table-cell>
          <table:table-cell office:value-type="float" office:value="54.98">
            <text:p>54.98</text:p>
          </table:table-cell>
          <table:table-cell office:value-type="float" office:value="-3.09">
            <text:p>-3.09</text:p>
          </table:table-cell>
          <table:table-cell office:value-type="float" office:value="7956.0">
            <text:p>7956.0</text:p>
          </table:table-cell>
          <table:table-cell office:value-type="float" office:value="62.0">
            <text:p>6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4">
            <text:p>-3.24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UB-4054">
            <text:p>UB-4054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6563.0">
            <text:p>6563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7">
            <text:p>1.3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8">
            <text:p>GU-4648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170.0">
            <text:p>71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15">
            <text:p>4.15</text:p>
          </table:table-cell>
          <table:table-cell office:value-type="float" office:value="2.67">
            <text:p>2.67</text:p>
          </table:table-cell>
          <table:table-cell office:value-type="float" office:value="2.67">
            <text:p>2.67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7">
            <text:p>GU-4647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710.0">
            <text:p>771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2">
            <text:p>-0.8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55">
            <text:p>GU-4655</text:p>
          </table:table-cell>
          <table:table-cell office:value-type="float" office:value="55.02">
            <text:p>55.02</text:p>
          </table:table-cell>
          <table:table-cell office:value-type="float" office:value="-3.63">
            <text:p>-3.63</text:p>
          </table:table-cell>
          <table:table-cell office:value-type="float" office:value="5910.0">
            <text:p>59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34">
            <text:p>2.3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6">
            <text:p>GU-4646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7360.0">
            <text:p>736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3">
            <text:p>1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4645">
            <text:p>GU-4645</text:p>
          </table:table-cell>
          <table:table-cell office:value-type="float" office:value="55.03">
            <text:p>55.03</text:p>
          </table:table-cell>
          <table:table-cell office:value-type="float" office:value="-3.64">
            <text:p>-3.64</text:p>
          </table:table-cell>
          <table:table-cell office:value-type="float" office:value="6950.0">
            <text:p>69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73">
            <text:p>1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Haggart1999,ShennanEtal2018">
            <text:p>Haggart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GU-375">
            <text:p>GU-375</text:p>
          </table:table-cell>
          <table:table-cell office:value-type="float" office:value="54.97">
            <text:p>54.97</text:p>
          </table:table-cell>
          <table:table-cell office:value-type="float" office:value="-3.29">
            <text:p>-3.29</text:p>
          </table:table-cell>
          <table:table-cell office:value-type="float" office:value="7812.0">
            <text:p>7812.0</text:p>
          </table:table-cell>
          <table:table-cell office:value-type="float" office:value="131.0">
            <text:p>131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Jardine1982,Jardine1975,Jardine1980,ShennanEtal2018">
            <text:p>Jardine1982,Jardine1975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03262">
            <text:p>Beta-103262</text:p>
          </table:table-cell>
          <table:table-cell office:value-type="float" office:value="54.91">
            <text:p>54.91</text:p>
          </table:table-cell>
          <table:table-cell office:value-type="float" office:value="-3.11">
            <text:p>-3.11</text:p>
          </table:table-cell>
          <table:table-cell office:value-type="float" office:value="6510.0">
            <text:p>651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36">
            <text:p>1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03261">
            <text:p>Beta-103261</text:p>
          </table:table-cell>
          <table:table-cell office:value-type="float" office:value="54.91">
            <text:p>54.91</text:p>
          </table:table-cell>
          <table:table-cell office:value-type="float" office:value="-3.15">
            <text:p>-3.15</text:p>
          </table:table-cell>
          <table:table-cell office:value-type="float" office:value="2430.0">
            <text:p>243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5">
            <text:p>1.0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loydEtal1999,ShennanEtal2018">
            <text:p>LloydEtal1999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3">
            <text:p>Birm-323</text:p>
          </table:table-cell>
          <table:table-cell office:value-type="float" office:value="54.92">
            <text:p>54.92</text:p>
          </table:table-cell>
          <table:table-cell office:value-type="float" office:value="-3.58">
            <text:p>-3.58</text:p>
          </table:table-cell>
          <table:table-cell office:value-type="float" office:value="9390.0">
            <text:p>9390.0</text:p>
          </table:table-cell>
          <table:table-cell office:value-type="float" office:value="130.0">
            <text:p>13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">
            <text:p>-4.5</text:p>
          </table:table-cell>
          <table:table-cell office:value-type="float" office:value="0.89">
            <text:p>0.89</text:p>
          </table:table-cell>
          <table:table-cell office:value-type="float" office:value="0.89">
            <text:p>0.89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4">
            <text:p>Birm-324</text:p>
          </table:table-cell>
          <table:table-cell office:value-type="float" office:value="54.98">
            <text:p>54.98</text:p>
          </table:table-cell>
          <table:table-cell office:value-type="float" office:value="-3.38">
            <text:p>-3.38</text:p>
          </table:table-cell>
          <table:table-cell office:value-type="float" office:value="6470.0">
            <text:p>6470.0</text:p>
          </table:table-cell>
          <table:table-cell office:value-type="float" office:value="280.0">
            <text:p>2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24">
            <text:p>3.24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258">
            <text:p>Birm-258</text:p>
          </table:table-cell>
          <table:table-cell office:value-type="float" office:value="55.02">
            <text:p>55.02</text:p>
          </table:table-cell>
          <table:table-cell office:value-type="float" office:value="-3.52">
            <text:p>-3.52</text:p>
          </table:table-cell>
          <table:table-cell office:value-type="float" office:value="5410.0">
            <text:p>5410.0</text:p>
          </table:table-cell>
          <table:table-cell office:value-type="float" office:value="160.0">
            <text:p>1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Jardine1982,Jardine1980,ShennanEtal2018">
            <text:p>Jardine1982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222">
            <text:p>Birm-222</text:p>
          </table:table-cell>
          <table:table-cell office:value-type="float" office:value="54.97">
            <text:p>54.97</text:p>
          </table:table-cell>
          <table:table-cell office:value-type="float" office:value="-3.3">
            <text:p>-3.3</text:p>
          </table:table-cell>
          <table:table-cell office:value-type="float" office:value="7540.0">
            <text:p>754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7">
            <text:p>-2.07</text:p>
          </table:table-cell>
          <table:table-cell office:value-type="float" office:value="1.01">
            <text:p>1.01</text:p>
          </table:table-cell>
          <table:table-cell office:value-type="float" office:value="1.01">
            <text:p>1.01</text:p>
          </table:table-cell>
          <table:table-cell office:value-type="string" office:value="Jardine1982,Jardine1975,ShottonWilliams1971,Jardine1980,ShennanEtal2018">
            <text:p>Jardine1982,Jardine1975,ShottonWilliams1971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Q-638">
            <text:p>Q-638</text:p>
          </table:table-cell>
          <table:table-cell office:value-type="float" office:value="55.0">
            <text:p>55.0</text:p>
          </table:table-cell>
          <table:table-cell office:value-type="float" office:value="-3.48">
            <text:p>-3.48</text:p>
          </table:table-cell>
          <table:table-cell office:value-type="float" office:value="6645.0">
            <text:p>6645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12">
            <text:p>4.12</text:p>
          </table:table-cell>
          <table:table-cell office:value-type="float" office:value="0.43">
            <text:p>0.43</text:p>
          </table:table-cell>
          <table:table-cell office:value-type="float" office:value="0.43">
            <text:p>0.43</text:p>
          </table:table-cell>
          <table:table-cell office:value-type="string" office:value="Jardine1982,Donner1970,Jardine1980,ShennanEtal2018">
            <text:p>Jardine1982,Donner1970,Jardine1980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461">
            <text:p>Birm-461</text:p>
          </table:table-cell>
          <table:table-cell office:value-type="float" office:value="55.08">
            <text:p>55.08</text:p>
          </table:table-cell>
          <table:table-cell office:value-type="float" office:value="-3.54">
            <text:p>-3.54</text:p>
          </table:table-cell>
          <table:table-cell office:value-type="float" office:value="3290.0">
            <text:p>3290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83">
            <text:p>0.83</text:p>
          </table:table-cell>
          <table:table-cell office:value-type="float" office:value="0.83">
            <text:p>0.83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eta-120963">
            <text:p>Beta-120963</text:p>
          </table:table-cell>
          <table:table-cell office:value-type="float" office:value="55.01">
            <text:p>55.01</text:p>
          </table:table-cell>
          <table:table-cell office:value-type="float" office:value="-3.6">
            <text:p>-3.6</text:p>
          </table:table-cell>
          <table:table-cell office:value-type="float" office:value="5560.0">
            <text:p>556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35">
            <text:p>4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3,ShennanEtal2018">
            <text:p>SmithEtal2003,ShennanEtal2018</text:p>
          </table:table-cell>
        </table:table-row>
        <table:table-row>
          <table:table-cell office:value-type="string" office:value="Solway_Firth">
            <text:p>Solway_Firth</text:p>
          </table:table-cell>
          <table:table-cell office:value-type="string" office:value="radiocarbon">
            <text:p>radiocarbon</text:p>
          </table:table-cell>
          <table:table-cell office:value-type="string" office:value="Birm-325">
            <text:p>Birm-325</text:p>
          </table:table-cell>
          <table:table-cell office:value-type="float" office:value="54.97">
            <text:p>54.97</text:p>
          </table:table-cell>
          <table:table-cell office:value-type="float" office:value="-3.31">
            <text:p>-3.31</text:p>
          </table:table-cell>
          <table:table-cell office:value-type="float" office:value="7400.0">
            <text:p>7400.0</text:p>
          </table:table-cell>
          <table:table-cell office:value-type="float" office:value="150.0">
            <text:p>15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8">
            <text:p>0.58</text:p>
          </table:table-cell>
          <table:table-cell office:value-type="float" office:value="1.01">
            <text:p>1.01</text:p>
          </table:table-cell>
          <table:table-cell office:value-type="float" office:value="1.01">
            <text:p>1.0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